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?php</text:p>
      <text:p text:style-name="Standard"/>
      <text:p text:style-name="Standard">/**</text:p>
      <text:p text:style-name="Standard"><text:s/>* File used to alter functionality</text:p>
      <text:p text:style-name="Standard"><text:s/>* as per the eac requirements</text:p>
      <text:p text:style-name="Standard"><text:s/>*/</text:p>
      <text:p text:style-name="Standard"/>
      <text:p text:style-name="Standard">use Drupal\Core\Form\FormStateInterface;</text:p>
      <text:p text:style-name="Standard">use \Drupal\Core\Link;</text:p>
      <text:p text:style-name="Standard">use Drupal\webform\Utility\WebformFormHelper;</text:p>
      <text:p text:style-name="Standard"/>
      <text:p text:style-name="Standard"/>
      <text:p text:style-name="Standard">/**</text:p>
      <text:p text:style-name="Standard"><text:s/>* Implements hook_form_FORM_ID_alter(). eac_helpers_form_commerce_order_item_add_to_cart_form_alter</text:p>
      <text:p text:style-name="Standard"><text:s/>* Used to alter add to cart in the class content type</text:p>
      <text:p text:style-name="Standard"><text:s/>*/</text:p>
      <text:p text:style-name="Standard">function eac_helpers_form_commerce_order_item_add_to_cart_form_alter( &amp;$form, FormStateInterface &amp;$form_state, $form_id ) {</text:p>
      <text:p text:style-name="Standard">// Getting user infor</text:p>
      <text:p text:style-name="Standard"><text:s text:c="2"/>$uid = \Drupal::currentUser()-&gt;id();</text:p>
      <text:p text:style-name="Standard"><text:s text:c="2"/>$user = \Drupal\user\Entity\User::load($uid);</text:p>
      <text:p text:style-name="Standard"><text:s text:c="2"/></text:p>
      <text:p text:style-name="Standard">/* <text:s/>$user_name = $user-&gt;getUsername();</text:p>
      <text:p text:style-name="Standard"><text:s/></text:p>
      <text:p text:style-name="Standard"><text:s/>// $user_phone_no = $user-&gt;field_phone_no-&gt;value;</text:p>
      <text:p text:style-name="Standard"><text:s text:c="2"/>$profile = \Drupal::entityTypeManager()</text:p>
      <text:p text:style-name="Standard"><text:s text:c="3"/>-&gt;getStorage('profile')</text:p>
      <text:p text:style-name="Standard"><text:s text:c="3"/>-&gt;loadByUser($user,'customer');</text:p>
      <text:p text:style-name="Standard"/>
      <text:p text:style-name="Standard"><text:s/>if($profile) {</text:p>
      <text:p text:style-name="Standard"><text:s text:c="2"/>$user_name = $profile-&gt;address-&gt;given_name . $profile-&gt;address-&gt;family_name;</text:p>
      <text:p text:style-name="Standard"><text:s/>}</text:p>
      <text:p text:style-name="Standard"><text:s text:c="2"/>*/</text:p>
      <text:p text:style-name="Standard">$user_name = _eac_helpers_realname($user);</text:p>
      <text:p text:style-name="Standard">/* if($profile) {</text:p>
      <text:p text:style-name="Standard"><text:s text:c="2"/>$address_array = <text:s/>end($profile)-&gt;get('address')-&gt;getValue(); // contains first name etc</text:p>
      <text:p text:style-name="Standard"><text:s text:c="3"/>if($address_array)</text:p>
      <text:p text:style-name="Standard"><text:s text:c="7"/>$user_name = $address_array[0]['given_name'] . $address_array[0]['family_name'];</text:p>
      <text:p text:style-name="Standard"><text:s text:c="4"/>}</text:p>
      <text:p text:style-name="Standard">$profile2 = $user-&gt;billing_profile-&gt;entity-&gt;address-&gt;getValue();*/</text:p>
      <text:p text:style-name="Standard"/>
      <text:p text:style-name="Standard"><text:s/>// drupal_set_message($user_phone_no);</text:p>
      <text:p text:style-name="Standard"><text:s/>// <text:s/>drupal_set_message($form_id);</text:p>
      <text:p text:style-name="Standard">/*if ( isset( $form[ "#attributes" ][ "class" ] ) &amp;&amp; in_array( "commerce-order-item-add-to-cart-form", $form[ "#attributes" ][ "class" ] ) ){</text:p>
      <text:p text:style-name="Standard"><text:s text:c="2"/>$form[ 'actions' ][ 'submit' ][ '#value' ] = t( 'Add to cart sdfdfdsf' );</text:p>
      <text:p text:style-name="Standard"><text:s/>drupal_set_message("inside");</text:p>
      <text:p text:style-name="Standard">//$entity = $form_state-&gt;getFormObject()-&gt;getEntity();</text:p>
      <text:p text:style-name="Standard">//kint($entity);</text:p>
      <text:p text:style-name="Standard">/*$product_id <text:s/>= $form_state-&gt;getFormObject()-&gt;getEntity()-&gt;getPurchasedEntity()-&gt;product_id-&gt;getString();</text:p>
      <text:p text:style-name="Standard"><text:soft-page-break/>$product = \Drupal\commerce_product\Entity\Product::load( (int) $product_id );</text:p>
      <text:p text:style-name="Standard">echo "sdadsda";</text:p>
      <text:p text:style-name="Standard">kint($product);</text:p>
      <text:p text:style-name="Standard">*/</text:p>
      <text:p text:style-name="Standard">// drupal_set_message($form_id);</text:p>
      <text:p text:style-name="Standard"><text:s/>//\Drupal::logger('add_to_form')-&gt;notice('&lt;pre&gt;&lt;code&gt;'.print_r(array_keys($form['#attributes']['class']),true)."&lt;/code&gt;&lt;/pre&gt;");</text:p>
      <text:p text:style-name="Standard">$order_item_type = $form_state-&gt;getFormObject()-&gt;getEntity()-&gt;bundle();</text:p>
      <text:p text:style-name="Standard">if(!$uid &amp;&amp; $order_item_type == "class"){</text:p>
      <text:p text:style-name="Standard">$current_uri = \Drupal::request()-&gt;getRequestUri();</text:p>
      <text:p text:style-name="Standard">$query['destination'] = $current_uri;</text:p>
      <text:p text:style-name="Standard">$login_link = Link::createFromRoute('Login', 'user.login',array(),array('query'=&gt;$query))</text:p>
      <text:p text:style-name="Standard">-&gt;toString()</text:p>
      <text:p text:style-name="Standard">-&gt;getGeneratedLink();</text:p>
      <text:p text:style-name="Standard">$register_link = Link::createFromRoute('Register', 'user.register',array(),array('query'=&gt;$query))</text:p>
      <text:p text:style-name="Standard">-&gt;toString()</text:p>
      <text:p text:style-name="Standard">-&gt;getGeneratedLink();</text:p>
      <text:p text:style-name="Standard"><text:s text:c="3"/>$form['student_details'] = array(</text:p>
      <text:p text:style-name="Standard"><text:s text:c="6"/>'#type' =&gt; 'radios',</text:p>
      <text:p text:style-name="Standard"><text:s text:c="6"/>'#title' =&gt; t('Student Details'),</text:p>
      <text:p text:style-name="Standard"><text:s text:c="6"/>'#options' =&gt; array(</text:p>
      <text:p text:style-name="Standard"><text:s text:c="8"/>'primary' =&gt; t('I am registering for this class to attend myself.'),</text:p>
      <text:p text:style-name="Standard"><text:s text:c="8"/>'subuser' =&gt; t('I am registering for this class on behalf of my child or another student.'),</text:p>
      <text:p text:style-name="Standard"><text:s text:c="6"/>),</text:p>
      <text:p text:style-name="Standard"><text:s text:c="6"/>'#required' =&gt; TRUE,</text:p>
      <text:p text:style-name="Standard"><text:s text:c="4"/>);</text:p>
      <text:p text:style-name="Standard"><text:s text:c="2"/>$form['subuser_notice'] = array(</text:p>
      <text:p text:style-name="Standard"><text:s text:c="6"/>'#type' =&gt; 'container',</text:p>
      <text:p text:style-name="Standard"><text:s text:c="6"/>'#markup' =&gt; <text:s/>t('&lt;strong&gt;Login Required:&lt;/strong&gt; To register on behalf of another student, please first '. $login_link.' or '.$register_link.' for an account.'),</text:p>
      <text:p text:style-name="Standard"><text:s text:c="7"/>'#states' =&gt; array(</text:p>
      <text:p text:style-name="Standard"><text:s text:c="8"/>'visible' =&gt; array(</text:p>
      <text:p text:style-name="Standard"><text:s text:c="10"/>'.form-item-student-details :input' =&gt;</text:p>
      <text:p text:style-name="Standard"><text:s text:c="12"/>array('value' =&gt; 'subuser'),</text:p>
      <text:p text:style-name="Standard"><text:s text:c="8"/>),</text:p>
      <text:p text:style-name="Standard"><text:s text:c="6"/>),</text:p>
      <text:p text:style-name="Standard"><text:s text:c="4"/>);</text:p>
      <text:p text:style-name="Standard"><text:s text:c="4"/>$form['actions']['submit']['#states'] = array(</text:p>
      <text:p text:style-name="Standard"><text:s text:c="6"/>'visible' =&gt; array(</text:p>
      <text:p text:style-name="Standard"><text:s text:c="8"/>'.form-item-student-details :input' =&gt; </text:p>
      <text:p text:style-name="Standard"><text:s text:c="10"/>array('value' =&gt; 'primary'),</text:p>
      <text:p text:style-name="Standard"><text:s text:c="6"/>),</text:p>
      <text:p text:style-name="Standard"><text:s text:c="4"/>);</text:p>
      <text:p text:style-name="Standard">unset($form['field_student']);</text:p>
      <text:p text:style-name="Standard">}</text:p>
      <text:p text:style-name="Standard">elseif(isset($form['field_student'])) {</text:p>
      <text:p text:style-name="Standard">$form['field_student']['widget']['#options']['_none'] = <text:s/>$user_name.' (Primary User)';</text:p>
      <text:p text:style-name="Standard"><text:s/>}</text:p>
      <text:p text:style-name="Standard"><text:s text:c="2"/>/*</text:p>
      <text:p text:style-name="Standard"><text:s text:c="2"/>$current_product = $form_state['default_product'];</text:p>
      <text:p text:style-name="Standard"><text:s text:c="2"/>if ($current_product-&gt;type == 'product') {</text:p>
      <text:p text:style-name="Standard"><text:s text:c="4"/>// Make alternations for products...</text:p>
      <text:p text:style-name="Standard"><text:soft-page-break/><text:s text:c="2"/>}</text:p>
      <text:p text:style-name="Standard"><text:s text:c="2"/>*/</text:p>
      <text:p text:style-name="Standard"><text:s/>//}</text:p>
      <text:p text:style-name="Standard">}</text:p>
      <text:p text:style-name="Standard"/>
      <text:p text:style-name="Standard">/**</text:p>
      <text:p text:style-name="Standard"><text:s/>* Used to alter the submit button application //artist_application_node_form</text:p>
      <text:p text:style-name="Standard"><text:s/>*/</text:p>
      <text:p text:style-name="Standard">function eac_helpers_form_node_artist_application_form_alter( &amp;$form, FormStateInterface &amp;$form_state, $form_id ) {</text:p>
      <text:p text:style-name="Standard"><text:s text:c="2"/>drupal_set_message($form_id);</text:p>
      <text:p text:style-name="Standard">//kint($form['actions']['submit']);</text:p>
      <text:p text:style-name="Standard"><text:s text:c="2"/>$form[ 'actions' ][ 'submit' ][ '#value' ] = t('Submit Application');</text:p>
      <text:p text:style-name="Standard"/>
      <text:p text:style-name="Standard"/>
      <text:p text:style-name="Standard">}</text:p>
      <text:p text:style-name="Standard">/**</text:p>
      <text:p text:style-name="Standard"><text:s/>* Implements hook_form_FORM_ID_alter(). </text:p>
      <text:p text:style-name="Standard"><text:s/>* Used to preload the user details when they are saving the wait list request form</text:p>
      <text:p text:style-name="Standard"><text:s/>*/</text:p>
      <text:p text:style-name="Standard">function eac_helpers_form_webform_submission_class_waiting_list_request_node_14145_add_form_alter( &amp;$form, FormStateInterface &amp;$form_state, $form_id ) {</text:p>
      <text:p text:style-name="Standard"><text:s text:c="2"/></text:p>
      <text:p text:style-name="Standard"><text:s/>// loading user and their profile details to prepopulate the fields</text:p>
      <text:p text:style-name="Standard"/>
      <text:p text:style-name="Standard"><text:s/>$uid = \Drupal::currentUser()-&gt;id();</text:p>
      <text:p text:style-name="Standard"><text:s/>$user = \Drupal\user\Entity\User::load($uid);</text:p>
      <text:p text:style-name="Standard"><text:s/>$profile = \Drupal::entityTypeManager()</text:p>
      <text:p text:style-name="Standard"><text:s text:c="3"/>-&gt;getStorage('profile')</text:p>
      <text:p text:style-name="Standard"><text:s text:c="3"/>-&gt;loadByUser($user,'customer');</text:p>
      <text:p text:style-name="Standard"><text:s/>$elements = &amp;WebformFormHelper::flattenElements($form['elements']);</text:p>
      <text:p text:style-name="Standard"><text:s/>if($profile) {</text:p>
      <text:p text:style-name="Standard"><text:s text:c="2"/>$elements['primary_users_first_name']['#default_value'] = $profile-&gt;address-&gt;given_name;</text:p>
      <text:p text:style-name="Standard"><text:s text:c="2"/>$elements['primary_users_last_name']['#default_value'] = $profile-&gt;address-&gt;family_name;</text:p>
      <text:p text:style-name="Standard"><text:s/>}</text:p>
      <text:p text:style-name="Standard"><text:s/>$elements['primary_users_email_address']['#default_value'] = $user-&gt;mail-&gt;value;</text:p>
      <text:p text:style-name="Standard"><text:s/>$elements['primary_users_contact_number']['#default_value'] = $user-&gt;field_phone_no-&gt;value;</text:p>
      <text:p text:style-name="Standard"/>
      <text:p text:style-name="Standard">}</text:p>
      <text:p text:style-name="Standard"/>
      <text:p text:style-name="Standard">/**</text:p>
      <text:p text:style-name="Standard">* Implements hook_mail().</text:p>
      <text:p text:style-name="Standard">*/</text:p>
      <text:p text:style-name="Standard">function eac_helpers_mail($key, &amp;$message, $params) {</text:p>
      <text:p text:style-name="Standard"><text:s/>$options = array(</text:p>
      <text:p text:style-name="Standard"><text:s text:c="3"/>'langcode' =&gt; $message['langcode'],</text:p>
      <text:p text:style-name="Standard"><text:s/>);</text:p>
      <text:p text:style-name="Standard"/>
      <text:p text:style-name="Standard"><text:s/>switch ($key) {</text:p>
      <text:p text:style-name="Standard"><text:s text:c="3"/>case 'create_application':</text:p>
      <text:p text:style-name="Standard"><text:s text:c="5"/>$message['from'] = \Drupal::config('system.site')-&gt;get('mail');</text:p>
      <text:p text:style-name="Standard"><text:soft-page-break/><text:s text:c="5"/>$message['subject'] = t('New Call for Artists Application from @user', array('@user' =&gt; $params['username']), $options);</text:p>
      <text:p text:style-name="Standard"><text:s text:c="5"/>$message['body'][] = $params['message'];</text:p>
      <text:p text:style-name="Standard"><text:s text:c="5"/>break;</text:p>
      <text:p text:style-name="Standard"><text:s/>}</text:p>
      <text:p text:style-name="Standard">}</text:p>
      <text:p text:style-name="Standard"/>
      <text:p text:style-name="Standard">/**</text:p>
      <text:p text:style-name="Standard">* Implements hook_entity_insert().</text:p>
      <text:p text:style-name="Standard">*/</text:p>
      <text:p text:style-name="Standard"/>
      <text:p text:style-name="Standard">function eac_helpers_entity_insert(Drupal\Core\Entity\EntityInterface $entity) {</text:p>
      <text:p text:style-name="Standard"/>
      <text:p text:style-name="Standard"><text:s/>if ($entity-&gt;getEntityTypeId() !== 'node' || ($entity-&gt;getEntityTypeId() === 'node' &amp;&amp; <text:s/>($entity-&gt;bundle() !== 'artist_application' &amp;&amp; $entity-&gt;bundle() !== 'curator_application'))) {</text:p>
      <text:p text:style-name="Standard"><text:s text:c="3"/>return;</text:p>
      <text:p text:style-name="Standard"><text:s/>}</text:p>
      <text:p text:style-name="Standard"/>
      <text:p text:style-name="Standard"><text:s/>$mailManager = \Drupal::service('plugin.manager.mail');</text:p>
      <text:p text:style-name="Standard"><text:s/>$module = 'eac_helpers';</text:p>
      <text:p text:style-name="Standard"><text:s/>$key = 'create_application';</text:p>
      <text:p text:style-name="Standard"><text:s/>$to = \Drupal::currentUser()-&gt;getEmail();</text:p>
      <text:p text:style-name="Standard"><text:s/>$url = $entity-&gt;toUrl()-&gt;toString();;</text:p>
      <text:p text:style-name="Standard"><text:s/>$params['username'] = \Drupal::currentUser()-&gt;getUsername();</text:p>
      <text:p text:style-name="Standard"><text:s/>$params['message'] = 'A new application has been submitted to the EAC website. <text:s/>Click the link below to review:\\r\\n\\r\\n'.$url;</text:p>
      <text:p text:style-name="Standard"><text:s/>$langcode = \Drupal::currentUser()-&gt;getPreferredLangcode();</text:p>
      <text:p text:style-name="Standard"><text:s/>$send = true;</text:p>
      <text:p text:style-name="Standard"/>
      <text:p text:style-name="Standard"><text:s/>$result = $mailManager-&gt;mail($module, $key, $to, $langcode, $params, NULL, $send);</text:p>
      <text:p text:style-name="Standard"><text:s/>if ($result['result'] !== true) {</text:p>
      <text:p text:style-name="Standard"><text:s text:c="3"/>\Drupal::logger('entity-mail')-&gt;notice(t('There was a problem sending your message and it was not sent.'));</text:p>
      <text:p text:style-name="Standard"><text:s/>}</text:p>
      <text:p text:style-name="Standard"><text:s/>else {</text:p>
      <text:p text:style-name="Standard"><text:s text:c="4"/>\Drupal::logger('entity-mail')-&gt;notice(t('Your message has been sent.'));</text:p>
      <text:p text:style-name="Standard"><text:s/>}</text:p>
      <text:p text:style-name="Standard"/>
      <text:p text:style-name="Standard">}</text:p>
      <text:p text:style-name="Standard">/**</text:p>
      <text:p text:style-name="Standard"><text:s/>*</text:p>
      <text:p text:style-name="Standard"><text:s/>*/</text:p>
      <text:p text:style-name="Standard">function _eac_helpers_realname($user){</text:p>
      <text:p text:style-name="Standard"/>
      <text:p text:style-name="Standard"><text:s text:c="2"/>$profile = \Drupal::entityTypeManager()</text:p>
      <text:p text:style-name="Standard"><text:s text:c="3"/>-&gt;getStorage('profile')</text:p>
      <text:p text:style-name="Standard"><text:s text:c="3"/>-&gt;loadByUser($user,'customer');</text:p>
      <text:p text:style-name="Standard"/>
      <text:p text:style-name="Standard"><text:s/>if($profile) </text:p>
      <text:p text:style-name="Standard"><text:s text:c="2"/>$user_name = $profile-&gt;address-&gt;given_name . $profile-&gt;address-&gt;family_name;</text:p>
      <text:p text:style-name="Standard"><text:s/>else</text:p>
      <text:p text:style-name="Standard"><text:s text:c="5"/>$user_name = $user-&gt;getUsername();</text:p>
      <text:p text:style-name="Standard"><text:soft-page-break/></text:p>
      <text:p text:style-name="Standard"><text:s text:c="2"/>return $user_name;</text:p>
      <text:p text:style-name="Standard"/>
      <text:p text:style-name="Standard">}</text:p>
      <text:p text:style-name="Standard"/>
      <text:p text:style-name="Standard">/**</text:p>
      <text:p text:style-name="Standard"><text:s/>* Implements hook_entity_base_field_info().</text:p>
      <text:p text:style-name="Standard"><text:s/>*/</text:p>
      <text:p text:style-name="Standard">/*</text:p>
      <text:p text:style-name="Standard">function eac_helpers_entity_base_field_info(EntityTypeInterface $entity_type) {</text:p>
      <text:p text:style-name="Standard"><text:s text:c="2"/>if ($entity_type-&gt;id() === 'commerce_order') {</text:p>
      <text:p text:style-name="Standard"><text:s text:c="4"/>$fields['payment_gateway'] = BaseFieldDefinition::create('entity_reference')</text:p>
      <text:p text:style-name="Standard"><text:s text:c="6"/>-&gt;setLabel(t('Payment gateway'))</text:p>
      <text:p text:style-name="Standard"><text:s text:c="6"/>-&gt;setDescription(t('The payment gateway.'))</text:p>
      <text:p text:style-name="Standard"><text:s text:c="6"/>-&gt;setRequired(TRUE)</text:p>
      <text:p text:style-name="Standard"><text:s text:c="6"/>-&gt;setSetting('target_type', 'commerce_payment_gateway');</text:p>
      <text:p text:style-name="Standard"/>
      <text:p text:style-name="Standard"><text:s text:c="4"/>$fields['payment_method'] = BaseFieldDefinition::create('entity_reference')</text:p>
      <text:p text:style-name="Standard"><text:s text:c="6"/>-&gt;setLabel(t('Payment method'))</text:p>
      <text:p text:style-name="Standard"><text:s text:c="6"/>-&gt;setDescription(t('The payment method.'))</text:p>
      <text:p text:style-name="Standard"><text:s text:c="6"/>-&gt;setRequired(TRUE)</text:p>
      <text:p text:style-name="Standard"><text:s text:c="6"/>-&gt;setSetting('target_type', 'commerce_payment_method');</text:p>
      <text:p text:style-name="Standard"/>
      <text:p text:style-name="Standard"><text:s text:c="4"/>return $fields;</text:p>
      <text:p text:style-name="Standard"><text:s text:c="2"/>}</text:p>
      <text:p text:style-name="Standard">}</text:p>
      <text:p text:style-name="Standard">*/</text:p>
      <text:p text:style-name="Standard"/>
      <text:p text:style-name="Standard">/**</text:p>
      <text:p text:style-name="Standard"><text:s/>* Implements hook_form_alter().</text:p>
      <text:p text:style-name="Standard"><text:s/>*/</text:p>
      <text:p text:style-name="Standard">function eac_helpers_form_alter(array &amp;$form, FormStateInterface $form_state, $form_id) {</text:p>
      <text:p text:style-name="Standard"><text:tab/>if(($form_id == 'views_exposed_form') &amp;&amp; ($form['#id'] == 'views-exposed-form-class-search-page-1')) {</text:p>
      <text:p text:style-name="Standard"><text:tab/><text:tab/>foreach (array_keys($form['actions']) as $action) {</text:p>
      <text:p text:style-name="Standard"><text:tab/><text:tab/><text:tab/>if ($action != 'preview' &amp;&amp; isset($form['actions'][$action]['#type']) &amp;&amp; $form['actions'][$action]['#type'] === 'submit') {</text:p>
      <text:p text:style-name="Standard"><text:tab/><text:tab/><text:tab/> <text:s/>$form['actions'][$action]['#submit'][] = 'eac_helpers_views_exposed_search_form_submit';</text:p>
      <text:p text:style-name="Standard"><text:tab/><text:tab/><text:tab/>}</text:p>
      <text:p text:style-name="Standard"><text:tab/><text:tab/>}</text:p>
      <text:p text:style-name="Standard"><text:tab/><text:tab/></text:p>
      <text:p text:style-name="Standard"><text:tab/>}</text:p>
      <text:p text:style-name="Standard">}</text:p>
      <text:p text:style-name="Standard">function eac_helpers_views_exposed_search_form_submit($form, <text:s/>FormStateInterface $form_state) {</text:p>
      <text:p text:style-name="Standard"><text:tab/></text:p>
      <text:p text:style-name="Standard">}</text:p>
      <text:p text:style-name="Standard"/>
      <text:p text:style-name="Standard">function yourmodule_tweaks_commerce_order_presave($order) {</text:p>
      <text:p text:style-name="Standard"><text:s text:c="2"/>if (isset($order-&gt;order_id)) {</text:p>
      <text:p text:style-name="Standard"><text:s text:c="4"/>$order-&gt;order_number = sprintf('KW%05d', $order-&gt;order_id);</text:p>
      <text:p text:style-name="Standard"><text:soft-page-break/><text:s text:c="2"/>}</text:p>
      <text:p text:style-name="Standard">}</text:p>
      <text:p text:style-name="Standard">function eac_helpers_preprocess_views_view_field(&amp;$variables)</text:p>
      <text:p text:style-name="Standard">{</text:p>
      <text:p text:style-name="Standard"/>
      <text:p text:style-name="Standard">if (isset($variables['view']) &amp;&amp; ($variables['view']-&gt;id() == 'commerce_cart_form' || $variables['view']-&gt;id() == 'commerce_checkout_order_summary') &amp;&amp; ($variables['view']-&gt;current_display == 'default')) {</text:p>
      <text:p text:style-name="Standard"><text:s text:c="8"/>if (isset($variables['view']-&gt;field) &amp;&amp; (count($variables['view']-&gt;field) &gt; 0)) {</text:p>
      <text:p text:style-name="Standard"><text:s text:c="12"/>$variables['#cache']['max-age'] = 0;</text:p>
      <text:p text:style-name="Standard"><text:s text:c="12"/>if ($variables['field']-&gt;field == 'purchased_entity') {</text:p>
      <text:p text:style-name="Standard"><text:s text:c="16"/></text:p>
      <text:p text:style-name="Standard"/>
      <text:p text:style-name="Standard"><text:s text:c="15"/></text:p>
      <text:p text:style-name="Standard">/**</text:p>
      <text:p text:style-name="Standard">foreach($entity as $key =&gt; $value) {</text:p>
      <text:p text:style-name="Standard"><text:s text:c="4"/>print_r($key);</text:p>
      <text:p text:style-name="Standard"><text:s text:c="4"/>echo "&lt;br&gt;";</text:p>
      <text:p text:style-name="Standard">} **/</text:p>
      <text:p text:style-name="Standard"/>
      <text:p text:style-name="Standard"><text:s text:c="16"/>$entity = $variables['row']-&gt;_entity;</text:p>
      <text:p text:style-name="Standard"><text:s text:c="16"/></text:p>
      <text:p text:style-name="Standard"><text:s text:c="16"/>// Get order_item id from variable row commerce_order_item.</text:p>
      <text:p text:style-name="Standard"><text:s text:c="15"/></text:p>
      <text:p text:style-name="Standard"><text:s text:c="16"/>$order_item_id = $variables['row']-&gt;commerce_order_item_commerce_order__order_items_order_item_i;</text:p>
      <text:p text:style-name="Standard"><text:s text:c="16"/>//load order item object</text:p>
      <text:p text:style-name="Standard"><text:s text:c="16"/>$order_item = \Drupal\commerce_order\Entity\OrderItem::load($order_item_id);</text:p>
      <text:p text:style-name="Standard"><text:s text:c="16"/>// Get order_type from order entity.</text:p>
      <text:p text:style-name="Standard"><text:s text:c="16"/>$order_type = $order_item-&gt;get('type')-&gt;getValue()['0']['target_id'];</text:p>
      <text:p text:style-name="Standard"><text:s text:c="16"/>// Get user id from order item object.</text:p>
      <text:p text:style-name="Standard"><text:s text:c="16"/>$order_user_id = $entity-&gt;uid-&gt;getValue()['0']['target_id'];</text:p>
      <text:p text:style-name="Standard"><text:s text:c="16"/>// Get user storage object.</text:p>
      <text:p text:style-name="Standard"><text:s text:c="16"/>$user_storage = \Drupal::entityManager()-&gt;getStorage('user');</text:p>
      <text:p text:style-name="Standard"><text:s text:c="16"/>// Load user by their user ID</text:p>
      <text:p text:style-name="Standard"><text:s text:c="16"/></text:p>
      <text:p text:style-name="Standard"><text:s text:c="16"/>$user = $user_storage-&gt;load($order_user_id);</text:p>
      <text:p text:style-name="Standard"><text:s text:c="16"/>$user_name = _eac_helpers_realname($user);</text:p>
      <text:p text:style-name="Standard"><text:s text:c="16"/>$student_name = '';</text:p>
      <text:p text:style-name="Standard"><text:s text:c="16"/>if($order_type == 'class') {</text:p>
      <text:p text:style-name="Standard"><text:s text:c="20"/>if(empty($variables['view']-&gt;field['field_student']-&gt;getValue($variables['row']))) {</text:p>
      <text:p text:style-name="Standard"><text:s text:c="24"/>$student_name = '&lt;ul&gt;&lt;li&gt;&lt;strong&gt;Student:&lt;/strong&gt; '. $user_name . '&lt;/li&gt;&lt;/ul&gt;';</text:p>
      <text:p text:style-name="Standard"><text:s text:c="24"/>$variables['new_output'] = [</text:p>
      <text:p text:style-name="Standard"><text:s text:c="28"/>'#markup' =&gt; $student_name,</text:p>
      <text:p text:style-name="Standard"><text:s text:c="24"/>];</text:p>
      <text:p text:style-name="Standard"><text:s text:c="20"/>}</text:p>
      <text:p text:style-name="Standard"><text:s text:c="16"/>}</text:p>
      <text:p text:style-name="Standard"><text:s text:c="16"/>else {</text:p>
      <text:p text:style-name="Standard"><text:s text:c="20"/>$variables['new_output'] = [</text:p>
      <text:p text:style-name="Standard"><text:s text:c="24"/>'#markup' =&gt; $student_name,</text:p>
      <text:p text:style-name="Standard"><text:s text:c="20"/>];</text:p>
      <text:p text:style-name="Standard"><text:s text:c="16"/>}</text:p>
      <text:p text:style-name="Standard"><text:soft-page-break/><text:s text:c="12"/>}</text:p>
      <text:p text:style-name="Standard"><text:s text:c="8"/>}</text:p>
      <text:p text:style-name="Standard"><text:s text:c="7"/>}</text:p>
      <text:p text:style-name="Standard"><text:s text:c="5"/>}</text:p>
      <text:p text:style-name="Standard"><text:s text:c="3"/></text:p>
      <text:p text:style-name="Standard"><text:a xlink:type="simple" xlink:href="https://befused.com/drupal/modal-module" text:style-name="Internet_20_link" text:visited-style-name="Visited_20_Internet_20_Link">https://befused.com/drupal/modal-module</text:a></text:p>
      <text:p text:style-name="Standard">https://befused.com/drupal/custom-content-type-template-drupal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00:07:50.446153108</meta:creation-date>
    <dc:date>2020-10-17T11:27:02.604493155</dc:date>
    <meta:editing-duration>PT5M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7" meta:paragraph-count="268" meta:word-count="841" meta:character-count="10558" meta:non-whitespace-character-count="8872"/>
  </office:meta>
</office:document-meta>
</file>